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bold" style:language-asian="zh" style:country-asian="CN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如何使用u3dext</text:p>
      <text:p text:style-name="Standard"/>
      <text:p text:style-name="Standard"/>
      <text:p text:style-name="P2">继承BaseMonoBehaviour</text:p>
      <text:p text:style-name="P1"/>
      <text:p text:style-name="P1">public class Motion : BaseMonoBehaviour {</text:p>
      <text:p text:style-name="P1"/>
      <text:p text:style-name="P1"/>
      <text:p text:style-name="P1">实现Start()，Update()等方法时加上protected new 或者public new 并且调用父类中的方法。比如：</text:p>
      <text:p text:style-name="P1"/>
      <text:p text:style-name="P1"><text:tab/>protected new void Start () {<text:line-break/><text:tab/><text:tab/>base.Start();<text:line-break/><text:tab/>}</text:p>
      <text:p text:style-name="P1"/>
      <text:p text:style-name="P1"/>
      <text:p text:style-name="P1"/>
      <text:p text:style-name="P2">创建主菜单：</text:p>
      <text:p text:style-name="P1"/>
      <text:p text:style-name="P1">子类初始化时设置</text:p>
      <text:p text:style-name="P1">base.isShowMenuButton = true;</text:p>
      <text:p text:style-name="P1"/>
      <text:p text:style-name="P1">实现方法 OnMenuCreated()，在此方法中实现主菜单的展现。</text:p>
      <text:p text:style-name="P1"/>
      <text:p text:style-name="P1">protected new void OnMenuCreated(int windowId) {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调试：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38S</meta:editing-duration>
    <meta:editing-cycles>7</meta:editing-cycles>
    <meta:generator>LibreOffice/3.5$Windows_x86 LibreOffice_project/281b639-6baa1d3-ef66a77-d866f25-f36d45f</meta:generator>
    <dc:date>2012-04-12T16:41:24.57</dc:date>
    <meta:document-statistic meta:table-count="0" meta:image-count="0" meta:object-count="0" meta:page-count="1" meta:paragraph-count="12" meta:word-count="53" meta:character-count="314" meta:non-whitespace-character-count="296"/>
    <meta:user-defined meta:name="Info 1"/>
    <meta:user-defined meta:name="Info 2"/>
    <meta:user-defined meta:name="Info 3"/>
    <meta:user-defined meta:name="Info 4"/>
  </office:meta>
</office:document-meta>
</file>